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tton.setDisableSecondClick( boolean disableSecond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setTabindex( int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setAccessKey( char access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tton.do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utton.setPopup( boolean pop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setTargetScope( String target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se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But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